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24d1d" officeooo:paragraph-rsid="00124d1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4d1d" officeooo:paragraph-rsid="00124d1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c1bf" officeooo:paragraph-rsid="0013c1b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dd61" officeooo:paragraph-rsid="0013dd6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26b8a" officeooo:paragraph-rsid="00126b8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dd61" officeooo:paragraph-rsid="0013dd6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26b8a"/>
    </style:style>
    <style:style style:name="P8" style:family="paragraph" style:parent-style-name="Standard">
      <style:paragraph-properties fo:text-align="start" style:justify-single-word="false"/>
      <style:text-properties officeooo:rsid="00126b8a" officeooo:paragraph-rsid="00126b8a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c1bf" officeooo:paragraph-rsid="0013c1b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dd61" officeooo:paragraph-rsid="0013dd6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dd61" officeooo:paragraph-rsid="0013dd6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fo:font-weight="bold" officeooo:paragraph-rsid="00126b8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0126b8a" officeooo:paragraph-rsid="00126b8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26b8a" officeooo:paragraph-rsid="00126b8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24d1d" officeooo:paragraph-rsid="00124d1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26b8a" officeooo:paragraph-rsid="00126b8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bcf5" officeooo:paragraph-rsid="0014bcf5" style:font-size-asian="12pt" style:font-weight-asian="normal" style:font-size-complex="12pt" style:font-weight-complex="normal"/>
    </style:style>
    <style:style style:name="T1" style:family="text">
      <style:text-properties officeooo:rsid="00124d1d"/>
    </style:style>
    <style:style style:name="T2" style:family="text">
      <style:text-properties fo:font-variant="normal" fo:text-transform="none" fo:color="#333333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333333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333333" style:font-name="Liberation Serif" fo:font-size="14pt" fo:letter-spacing="normal" fo:font-style="normal" fo:font-weight="normal" officeooo:rsid="00126b8a" style:font-size-asian="14pt" style:font-weight-asian="normal" style:font-size-complex="14pt" style:font-weight-complex="normal"/>
    </style:style>
    <style:style style:name="T5" style:family="text">
      <style:text-properties fo:font-size="14pt" fo:font-weight="bold" officeooo:rsid="00126b8a" style:font-size-asian="14pt" style:font-weight-asian="bold" style:font-size-complex="14pt" style:font-weight-complex="bold"/>
    </style:style>
    <style:style style:name="T6" style:family="text">
      <style:text-properties officeooo:rsid="0012b6bd"/>
    </style:style>
    <style:style style:name="T7" style:family="text">
      <style:text-properties officeooo:rsid="0014b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upgrade issues &amp; solutions</text:p>
      <text:p text:style-name="P1"/>
      <text:p text:style-name="P2">Issue :1 Error : Maximum Execution Time Exceeded</text:p>
      <text:p text:style-name="P2"/>
      <text:p text:style-name="P15"><text:span text:style-name="T7">S</text:span>olution : 1 We need to extend the maximum execution time </text:p>
      <text:p text:style-name="P15"><text:s/></text:p>
      <text:p text:style-name="P15"><text:s/>→ locate the php.ini file for appropriate php version </text:p>
      <text:p text:style-name="P15"/>
      <text:p text:style-name="P15">#gedit /etc/php/7.0/apache/php.ini</text:p>
      <text:p text:style-name="P15"/>
      <text:p text:style-name="P15">max_execution_time = 30</text:p>
      <text:p text:style-name="P15"/>
      <text:p text:style-name="P15">to </text:p>
      <text:p text:style-name="P15"/>
      <text:p text:style-name="P15">max_execution_time = <text:span text:style-name="T6">12</text:span>0</text:p>
      <text:p text:style-name="P15"/>
      <text:p text:style-name="P16">Save the file and <text:span text:style-name="T7">r</text:span>estart the apache service,</text:p>
      <text:p text:style-name="P16"/>
      <text:p text:style-name="P16">#service apache2 restart</text:p>
      <text:p text:style-name="P16"/>
      <text:p text:style-name="P17">Solution 2</text:p>
      <text:p text:style-name="P17"/>
      <text:p text:style-name="P17">To extend the maximum execution time following way for temporarily </text:p>
      <text:p text:style-name="P17"/>
      <text:p text:style-name="P17">Open the <text:s/><text:span text:style-name="T1">appropriate </text:span>project index.php</text:p>
      <text:p text:style-name="P17"/>
      <text:p text:style-name="P17">add the following line </text:p>
      <text:p text:style-name="P17"/>
      <text:p text:style-name="P17">ini_set(‘max_execution_time’, 300);</text:p>
      <text:p text:style-name="P17"/>
      <text:p text:style-name="P17">Save the file and exit.</text:p>
      <text:p text:style-name="P5"/>
      <text:p text:style-name="P7"><text:span text:style-name="T5">Issue :2 <text:s/></text:span><text:span text:style-name="T2">"</text:span><text:span text:style-name="T3">Not Found The requested URL /phpmyadmin/ was not found on this server."</text:span></text:p>
      <text:p text:style-name="P12"/>
      <text:p text:style-name="P14">Solution 1</text:p>
      <text:p text:style-name="P14"/>
      <text:p text:style-name="P14">First we need to check wheather phpmyamin installed or not ?</text:p>
      <text:p text:style-name="P14"/>
      <text:p text:style-name="P14">Open the terminal run the following command </text:p>
      <text:p text:style-name="P14"/>
      <text:p text:style-name="P14">#apt-get install phpmyadmin</text:p>
      <text:p text:style-name="P13"/>
      <text:p text:style-name="P7"><text:span text:style-name="T4">Solution 2</text:span><text:line-break/></text:p>
      <text:p text:style-name="P8">We need to configure the apache.conf file to make phpmyadmin work..</text:p>
      <text:p text:style-name="P8"/>
      <text:p text:style-name="P8"><text:soft-page-break/>Open the apache.conf file<text:tab/><text:tab/><text:tab/><text:tab/></text:p>
      <text:p text:style-name="P8"/>
      <text:p text:style-name="P8">#gedit /e<text:tab/>tc/apache2/apache.conf</text:p>
      <text:p text:style-name="P8"/>
      <text:p text:style-name="P8">Add the following line to the end of the file </text:p>
      <text:p text:style-name="P8"/>
      <text:p text:style-name="P8">“Include /etc/phpmyadmin/apache.conf”</text:p>
      <text:p text:style-name="P8"/>
      <text:p text:style-name="P8">Restart the apache</text:p>
      <text:p text:style-name="P8"/>
      <text:p text:style-name="P8">#service apache2 restart</text:p>
      <text:p text:style-name="P8"/>
      <text:p text:style-name="P3">Issue :3 Error 1067 (42000): Invalid default value updated </text:p>
      <text:p text:style-name="P3"/>
      <text:p text:style-name="P9">Solution</text:p>
      <text:p text:style-name="P9"/>
      <text:p text:style-name="P9">The problem is mysql mode has been changed while upgradeing mysql, we need to change the some mysql configuration </text:p>
      <text:p text:style-name="P9"/>
      <text:p text:style-name="P9">Open the mysql.cnf file </text:p>
      <text:p text:style-name="P9"/>
      <text:p text:style-name="P9">#gedit /etc/mysql/mysql.conf.d/mysql.cnf</text:p>
      <text:p text:style-name="P9"/>
      <text:p text:style-name="P9">locate the sql_mode and set the following lines </text:p>
      <text:p text:style-name="P9"/>
      <text:p text:style-name="P9">“NO_ZERO_IN_DATE,ERRO_FOR_DIVISION_BY_ZERO,NO_AUTO_CREATE_USER,NO_ENGINE_SUBSTITUTION”</text:p>
      <text:p text:style-name="P9"/>
      <text:p text:style-name="P9">Save and restart the mysql service </text:p>
      <text:p text:style-name="P9"/>
      <text:p text:style-name="P9">#service mysql restart</text:p>
      <text:p text:style-name="P9"/>
      <text:p text:style-name="P4">Issue :4 #1146 – Table ‘data_dictionary.CHARACTER_SET’ doesn’t exist</text:p>
      <text:p text:style-name="P4"/>
      <text:p text:style-name="P11">Solution 1 </text:p>
      <text:p text:style-name="P11"/>
      <text:p text:style-name="P11">we need to upgrade the mysql some of the data related to the phpmyadmin</text:p>
      <text:p text:style-name="P11"/>
      <text:p text:style-name="P11">upgrade the mysql by using following force options</text:p>
      <text:p text:style-name="P11"/>
      <text:p text:style-name="P11">#sudo mysql_upgrade -u root -p –force </text:p>
      <text:p text:style-name="P11"/>
      <text:p text:style-name="P11">then restart the mysql </text:p>
      <text:p text:style-name="P11"/>
      <text:p text:style-name="P11">#service mysql restart</text:p>
      <text:p text:style-name="P11"/>
      <text:p text:style-name="P11">Solutions 2</text:p>
      <text:p text:style-name="P11"/>
      <text:p text:style-name="P11"><text:soft-page-break/>Reinstall the phpmyadmin</text:p>
      <text:p text:style-name="P11"/>
      <text:p text:style-name="P11">First we need to remove the already installed phpmyadmin by using following commands</text:p>
      <text:p text:style-name="P11"/>
      <text:p text:style-name="P11">#apt-get remove phpmyadmin</text:p>
      <text:p text:style-name="P11"/>
      <text:p text:style-name="P11">Again Install the phpmyadmin</text:p>
      <text:p text:style-name="P11"/>
      <text:p text:style-name="P11">#apt-get install phpmyadmin</text:p>
      <text:p text:style-name="P11"/>
      <text:p text:style-name="P11">Restart the apache service </text:p>
      <text:p text:style-name="P10"/>
      <text:p text:style-name="P11">#service apache2 restart</text:p>
      <text:p text:style-name="P11"/>
      <text:p text:style-name="P11"/>
      <text:p text:style-name="P6"/>
      <text:p text:style-name="P6"/>
      <text:p text:style-name="P10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7-20T17:28:13.195673245</meta:creation-date>
    <dc:date>2017-07-20T18:50:59.819462180</dc:date>
    <dc:creator>softsolutions4u </dc:creator>
    <meta:editing-duration>PT50M45S</meta:editing-duration>
    <meta:editing-cycles>7</meta:editing-cycles>
    <meta:generator>LibreOffice/4.3.7.2$Linux_x86 LibreOffice_project/430$Build-2</meta:generator>
    <meta:document-statistic meta:table-count="0" meta:image-count="0" meta:object-count="0" meta:page-count="3" meta:paragraph-count="54" meta:word-count="288" meta:character-count="1999" meta:non-whitespace-character-count="1738"/>
  </office:meta>
</office:document-meta>
</file>